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43" style:family="graphic" style:parent-style-name="standard" style:list-style-name="L3">
      <style:graphic-properties draw:stroke="none" svg:stroke-color="#000000" draw:fill="none" draw:fill-color="#ffffff" draw:auto-grow-height="true" draw:auto-grow-width="false" fo:max-height="0cm" fo:min-height="0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r10"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style:text-properties fo:font-size="16pt" style:font-size-asian="16pt" style:font-size-complex="16pt"/>
    </style:style>
    <style:style style:name="P15" style:family="paragraph">
      <loext:graphic-properties draw:fill="none" draw:fill-color="#ffffff"/>
      <style:paragraph-properties style:writing-mode="lr-tb"/>
      <style:text-properties style:font-name="Noto Sans1" fo:font-size="16pt" style:text-underline-style="none" fo:font-weight="bold" style:font-size-asian="16pt" style:font-size-complex="16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9" style:family="paragraph">
      <style:paragraph-properties fo:margin-left="0cm" fo:margin-right="0cm" fo:margin-top="0cm" fo:margin-bottom="0cm" fo:line-height="100%" fo:text-align="end" fo:text-indent="0cm"/>
    </style:style>
    <style:style style:name="P3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1" style:family="paragraph">
      <loext:graphic-properties draw:fill="none" draw:fill-color="#ffffff"/>
      <style:paragraph-properties style:writing-mode="lr-tb"/>
      <style:text-properties style:font-name="Noto Sans1" fo:font-size="16pt" style:text-underline-style="none" fo:font-weight="bold" style:font-size-asian="16pt" style:font-weight-asian="bold" style:font-size-complex="16pt" style:font-weight-complex="bold"/>
    </style:style>
    <style:style style:name="P3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0pt" style:text-underline-style="none" style:font-size-asian="10pt" style:font-size-complex="10pt"/>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3"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4" style:family="paragraph">
      <style:paragraph-properties fo:margin-top="0.42cm" fo:margin-bottom="0.35cm"/>
    </style:style>
    <style:style style:name="P45"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6" style:family="paragraph">
      <loext:graphic-properties draw:fill="bitmap" draw:fill-image-name="Bitmap_20_272" draw:fill-image-width="11.373cm" draw:fill-image-height="11.373cm" style:repeat="stretch"/>
      <style:paragraph-properties fo:text-align="center"/>
    </style:style>
    <style:style style:name="P47" style:family="paragraph">
      <style:paragraph-properties fo:margin-left="0cm" fo:margin-right="0cm" fo:margin-top="0cm" fo:margin-bottom="0.374cm" fo:line-height="100%" fo:text-indent="0cm"/>
    </style:style>
    <style:style style:name="P48" style:family="paragraph">
      <loext:graphic-properties draw:fill="none" draw:fill-color="#ffffff"/>
      <style:paragraph-properties fo:margin-left="0cm" fo:margin-right="0cm" fo:margin-top="0cm" fo:margin-bottom="0.374cm" fo:line-height="100%" fo:text-indent="0cm"/>
    </style:style>
    <style:style style:name="P49" style:family="paragraph">
      <loext:graphic-properties draw:fill-color="#ffffff"/>
    </style:style>
    <style:style style:name="P50" style:family="paragraph">
      <loext:graphic-properties draw:fill="none" draw:fill-color="#ffffff"/>
    </style:style>
    <style:style style:name="T1" style:family="text">
      <style:text-properties style:font-name="Noto Sans1" fo:font-size="10pt" style:text-underline-style="none" fo:font-weight="bold" style:font-size-asian="10pt" style:font-weight-asian="bold" style:font-size-complex="10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6pt" style:text-underline-style="none" fo:font-weight="bold" style:font-size-asian="16pt" style:font-size-complex="16pt"/>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16pt" style:text-underline-style="none" fo:font-weight="bold" style:font-size-asian="16pt" style:font-weight-asian="bold" style:font-size-complex="16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Noto Sans1" fo:font-size="22pt" style:text-underline-style="none" fo:font-weight="bold" style:font-size-asian="22pt" style:font-weight-asian="bold" style:font-size-complex="22pt" style:font-weight-complex="bold"/>
    </style:style>
    <style:style style:name="T21"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66cm" svg:x="11.43cm" svg:y="12.542cm">
          <draw:text-box>
            <text:p text:style-name="P1"><text:span text:style-name="T1">QB Networks &amp; Masscollabs Services</text:span></text:p>
            <text:p text:style-name="P1"><text:span text:style-name="T2">Debian The Universal Operating System</text:span></text:p>
          </draw:text-box>
        </draw:frame>
        <draw:frame draw:style-name="gr2" draw:text-style-name="P4" draw:layer="layout" svg:width="6.604cm" svg:height="1.373cm" svg:x="20.32cm" svg:y="12.859cm">
          <draw:text-box>
            <text:p><text:span text:style-name="T3">İstanbul, Türkiye</text:span></text:p>
            <text:p text:style-name="P3"><text:span text:style-name="T4">28 October 2024</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Focused on diversity</text:span></text:p>
            </text:list-item>
            <text:list-item>
              <text:p text:style-name="P8"><text:span text:style-name="T5">Collaboration across organizations</text:span></text:p>
            </text:list-item>
            <text:list-item>
              <text:p text:style-name="P8"><text:span text:style-name="T5">Freedom redefined</text:span></text:p>
            </text:list-item>
            <text:list-item>
              <text:p text:style-name="P8"><text:span text:style-name="T5">Stability for enterprises </text:span></text:p>
            </text:list-item>
            <text:list-item>
              <text:p text:style-name="P8"><text:span text:style-name="T5">A codebase which has a long histo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The Debian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The Desktop</text:span></text:p>
          </draw:text-box>
        </draw:frame>
        <draw:frame draw:style-name="gr9" draw:text-style-name="P15" draw:layer="layout" svg:width="5.08cm" svg:height="1.115cm" svg:x="2.286cm" svg:y="6.315cm">
          <draw:text-box>
            <text:p text:style-name="P14"><text:span text:style-name="T8">Debian Desktop</text:span></text:p>
          </draw:text-box>
        </draw:frame>
        <draw:frame draw:style-name="gr10" draw:text-style-name="P16" draw:layer="layout" svg:width="16.256cm" svg:height="4.256cm" svg:x="3.048cm" svg:y="8.015cm">
          <draw:text-box>
            <text:p text:style-name="P3"><text:span text:style-name="T9">Though it is not the latest up to date desktop environment, it still gives the most recent abilities for developers, admins and any kind of content makers. That way individuals and any kind of organizations can operate their busines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9" draw:layer="layout" svg:width="9.398cm" svg:height="2.079cm" svg:x="0.254cm" svg:y="3.219cm">
          <draw:text-box>
            <text:p text:style-name="P18"><text:span text:style-name="T10">A large amount of binaries via apt install </text:span></text:p>
          </draw:text-box>
        </draw:frame>
        <draw:frame draw:style-name="gr9" draw:text-style-name="P20" draw:layer="layout" svg:width="5.588cm" svg:height="1.115cm" svg:x="4.064cm" svg:y="2.032cm">
          <draw:text-box>
            <text:p text:style-name="P1"><text:span text:style-name="T11">sudo apt install</text:span></text:p>
          </draw:text-box>
        </draw:frame>
        <draw:frame draw:style-name="gr13" draw:text-style-name="P19" draw:layer="layout" svg:width="9.398cm" svg:height="2.947cm" svg:x="0.305cm" svg:y="7.332cm">
          <draw:text-box>
            <text:p text:style-name="P18"><text:span text:style-name="T10">Flatpak community</text:span></text:p>
          </draw:text-box>
        </draw:frame>
        <draw:frame draw:style-name="gr9" draw:text-style-name="P21" draw:layer="layout" svg:width="5.588cm" svg:height="1.115cm" svg:x="4.115cm" svg:y="6.145cm">
          <draw:text-box>
            <text:p text:style-name="P1"><text:span text:style-name="T12">Flathub</text:span></text:p>
          </draw:text-box>
        </draw:frame>
        <draw:frame draw:style-name="gr14" draw:text-style-name="P19" draw:layer="layout" svg:width="9.398cm" svg:height="2.079cm" svg:x="0.254cm" svg:y="11.383cm">
          <draw:text-box>
            <text:p text:style-name="P18"><text:span text:style-name="T10">If you need security then you need source code and the control over server and all devices</text:span></text:p>
          </draw:text-box>
        </draw:frame>
        <draw:frame draw:style-name="gr9" draw:text-style-name="P21" draw:layer="layout" svg:width="5.588cm" svg:height="1.115cm" svg:x="4.064cm" svg:y="10.196cm">
          <draw:text-box>
            <text:p text:style-name="P1"><text:span text:style-name="T12">Security Test</text:span></text:p>
          </draw:text-box>
        </draw:frame>
        <draw:frame draw:style-name="gr15" draw:text-style-name="P23" draw:layer="layout" svg:width="9.398cm" svg:height="2.079cm" svg:x="18.534cm" svg:y="12.353cm">
          <draw:text-box>
            <text:p text:style-name="P22"><text:span text:style-name="T10">Support life ends ? You may fork the project !</text:span></text:p>
          </draw:text-box>
        </draw:frame>
        <draw:frame draw:style-name="gr9" draw:text-style-name="P24" draw:layer="layout" svg:width="5.588cm" svg:height="1.115cm" svg:x="18.534cm" svg:y="11.166cm">
          <draw:text-box>
            <text:p><text:span text:style-name="T11">Support</text:span></text:p>
          </draw:text-box>
        </draw:frame>
        <draw:frame draw:style-name="gr16" draw:text-style-name="P23" draw:layer="layout" svg:width="9.398cm" svg:height="2.079cm" svg:x="18.534cm" svg:y="8.307cm">
          <draw:text-box>
            <text:p text:style-name="P22"><text:span text:style-name="T10">Still building the code is an option</text:span></text:p>
          </draw:text-box>
        </draw:frame>
        <draw:frame draw:style-name="gr17" draw:text-style-name="P25" draw:layer="layout" svg:width="5.588cm" svg:height="1.013cm" svg:x="18.534cm" svg:y="7.12cm">
          <draw:text-box>
            <text:p><text:span text:style-name="T13">Source Code</text:span></text:p>
          </draw:text-box>
        </draw:frame>
        <draw:frame draw:style-name="gr18" draw:text-style-name="P23" draw:layer="layout" svg:width="9.398cm" svg:height="2.079cm" svg:x="18.534cm" svg:y="3.981cm">
          <draw:text-box>
            <text:p text:style-name="P22"><text:span text:style-name="T10">Snap packages by Canonical team</text:span></text:p>
          </draw:text-box>
        </draw:frame>
        <draw:frame draw:style-name="gr9" draw:text-style-name="P26" draw:layer="layout" svg:width="5.588cm" svg:height="1.115cm" svg:x="18.534cm" svg:y="2.794cm">
          <draw:text-box>
            <text:p><text:span text:style-name="T12">snapcraf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3" draw:layer="layout" svg:width="9.398cm" svg:height="2.079cm" svg:x="7.366cm" svg:y="12.41cm">
          <draw:text-box>
            <text:p text:style-name="P22"><text:span text:style-name="T10">Production still needs the cycle of 01 and 02. Continuous penetration testing and development.</text:span></text:p>
          </draw:text-box>
        </draw:frame>
        <draw:frame draw:style-name="gr9" draw:text-style-name="P26" draw:layer="layout" svg:width="5.588cm" svg:height="1.115cm" svg:x="7.366cm" svg:y="11.223cm">
          <draw:text-box>
            <text:p><text:span text:style-name="T12">03 Production</text:span></text:p>
          </draw:text-box>
        </draw:frame>
        <draw:frame draw:style-name="gr21" draw:text-style-name="P19" draw:layer="layout" svg:width="9.66cm" svg:height="2.739cm" svg:x="0.5cm" svg:y="3.473cm">
          <draw:text-box>
            <text:p text:style-name="P18"><text:span text:style-name="T10">When the idea comes out, it should be shared with the community </text:span></text:p>
          </draw:text-box>
        </draw:frame>
        <draw:custom-shape draw:style-name="gr22"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1" draw:layer="layout" svg:width="5.588cm" svg:height="1.115cm" svg:x="4.572cm" svg:y="2.286cm">
          <draw:text-box>
            <text:p text:style-name="P1"><text:span text:style-name="T12">01 The Idea</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3" draw:text-style-name="P19" draw:layer="layout" svg:width="7.62cm" svg:height="2.555cm" svg:x="17.526cm" svg:y="5.157cm">
          <draw:text-box>
            <text:p text:style-name="P18"><text:span text:style-name="T10">Hackathons are for both physical and virtual activities is good for practicing the ideas</text:span></text:p>
          </draw:text-box>
        </draw:frame>
        <draw:frame draw:style-name="gr9" draw:text-style-name="P21" draw:layer="layout" svg:width="5.588cm" svg:height="1.115cm" svg:x="19.558cm" svg:y="3.97cm">
          <draw:text-box>
            <text:p text:style-name="P1"><text:span text:style-name="T12">02 hackathons</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8" draw:layer="layout" svg:width="8.89cm" svg:height="3.147cm" svg:x="2.648cm" svg:y="4.234cm">
          <draw:text-box>
            <text:p><text:span text:style-name="T14">Cloud is the place where we own our own network and store and share our ideas as streams.</text:span></text:p>
          </draw:text-box>
        </draw:frame>
        <draw:frame draw:style-name="gr25" draw:text-style-name="P30" draw:layer="layout" svg:width="4.318cm" svg:height="1.31cm" svg:x="4.457cm" svg:y="3.094cm">
          <draw:text-box>
            <text:p text:style-name="P29"><text:span text:style-name="T11">The Idea</text:span></text:p>
          </draw:text-box>
        </draw:frame>
        <draw:frame draw:style-name="gr24" draw:text-style-name="P28" draw:layer="layout" svg:width="8.89cm" svg:height="3.147cm" svg:x="7.982cm" svg:y="11.216cm">
          <draw:text-box>
            <text:p><text:span text:style-name="T14">Lab services for both on local machines or on cloud.</text:span></text:p>
          </draw:text-box>
        </draw:frame>
        <draw:frame draw:style-name="gr25" draw:text-style-name="P30" draw:layer="layout" svg:width="4.318cm" svg:height="1.31cm" svg:x="9.791cm" svg:y="10.076cm">
          <draw:text-box>
            <text:p text:style-name="P29"><text:span text:style-name="T11">hackathons</text:span></text:p>
          </draw:text-box>
        </draw:frame>
        <draw:frame draw:style-name="gr24" draw:text-style-name="P28" draw:layer="layout" svg:width="8.89cm" svg:height="3.147cm" svg:x="18.65cm" svg:y="11.346cm">
          <draw:text-box>
            <text:p><text:span text:style-name="T14">Collaboration is the key for idea, hackathons, and production. An endless cycle.</text:span></text:p>
          </draw:text-box>
        </draw:frame>
        <draw:frame draw:style-name="gr25" draw:text-style-name="P31" draw:layer="layout" svg:width="4.318cm" svg:height="1.31cm" svg:x="20.459cm" svg:y="10.206cm">
          <draw:text-box>
            <text:p text:style-name="P14"><text:span text:style-name="T15">Collaboration</text:span></text:p>
          </draw:text-box>
        </draw:frame>
        <draw:frame draw:style-name="gr24" draw:text-style-name="P28" draw:layer="layout" svg:width="8.89cm" svg:height="3.147cm" svg:x="14.078cm" svg:y="4.234cm">
          <draw:text-box>
            <text:p><text:span text:style-name="T14">Production is not the end. It is just a beginning.</text:span></text:p>
          </draw:text-box>
        </draw:frame>
        <draw:frame draw:style-name="gr25" draw:text-style-name="P30" draw:layer="layout" svg:width="4.318cm" svg:height="1.31cm" svg:x="15.887cm" svg:y="3.094cm">
          <draw:text-box>
            <text:p text:style-name="P3"><text:span text:style-name="T11">Production</text:span></text:p>
          </draw:text-box>
        </draw:frame>
        <draw:frame draw:style-name="gr26" draw:text-style-name="P32" draw:layer="layout" svg:width="3.048cm" svg:height="3.138cm" svg:x="1.378cm" svg:y="1.44cm">
          <draw:text-box>
            <text:p><text:span text:style-name="T16">01</text:span></text:p>
          </draw:text-box>
        </draw:frame>
        <draw:frame draw:style-name="gr26" draw:text-style-name="P32" draw:layer="layout" svg:width="3.048cm" svg:height="3.138cm" svg:x="6.712cm" svg:y="8.552cm">
          <draw:text-box>
            <text:p><text:span text:style-name="T16">02</text:span></text:p>
          </draw:text-box>
        </draw:frame>
        <draw:frame draw:style-name="gr26" draw:text-style-name="P32" draw:layer="layout" svg:width="3.048cm" svg:height="3.138cm" svg:x="12.808cm" svg:y="1.604cm">
          <draw:text-box>
            <text:p><text:span text:style-name="T16">03</text:span></text:p>
          </draw:text-box>
        </draw:frame>
        <draw:frame draw:style-name="gr26" draw:text-style-name="P32"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3" draw:layer="layout" svg:width="10.668cm" svg:height="3.707cm" svg:x="11.938cm" svg:y="5.588cm">
          <draw:text-box>
            <text:p><text:span text:style-name="T17">I am because we are !</text:span></text:p>
          </draw:text-box>
        </draw:frame>
        <draw:frame draw:style-name="gr28" draw:text-style-name="P34" draw:layer="layout" svg:width="4.318cm" svg:height="1.017cm" svg:x="11.992cm" svg:y="9.412cm">
          <draw:text-box>
            <text:p><text:span text:style-name="T18">- Ubuntu</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6" draw:layer="layout" svg:width="13.716cm" svg:height="1.437cm" svg:x="7.112cm" svg:y="0.794cm">
          <draw:text-box>
            <text:p text:style-name="P35"><text:span text:style-name="T19"><text:a xlink:href="https://procyberian.xyz/" xlink:type="simple">PSD UNIX</text:a></text:span></text:p>
          </draw:text-box>
        </draw:frame>
        <draw:g>
          <draw:custom-shape draw:style-name="gr30"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9" draw:text-style-name="P40" draw:layer="layout" svg:width="3.556cm" svg:height="1.115cm" svg:x="2.794cm" svg:y="10.379cm">
          <draw:text-box>
            <text:p text:style-name="P35"><text:span text:style-name="T11">Flex</text:span></text:p>
          </draw:text-box>
        </draw:frame>
        <draw:frame draw:style-name="gr9" draw:text-style-name="P40" draw:layer="layout" svg:width="3.556cm" svg:height="1.115cm" svg:x="12.192cm" svg:y="10.468cm">
          <draw:text-box>
            <text:p text:style-name="P35"><text:span text:style-name="T11">Focused</text:span></text:p>
          </draw:text-box>
        </draw:frame>
        <draw:frame draw:style-name="gr9" draw:text-style-name="P40" draw:layer="layout" svg:width="3.556cm" svg:height="1.115cm" svg:x="21.282cm" svg:y="10.414cm">
          <draw:text-box>
            <text:p text:style-name="P35"><text:span text:style-name="T11">The Next</text:span></text:p>
          </draw:text-box>
        </draw:frame>
        <draw:frame draw:style-name="gr34" draw:text-style-name="P41" draw:layer="layout" svg:width="7.984cm" svg:height="4.595cm" svg:x="1.016cm" svg:y="11.357cm">
          <draw:text-box>
            <text:p text:style-name="P35"><text:span text:style-name="T14">Flex development mentality with Free Software concept</text:span></text:p>
          </draw:text-box>
        </draw:frame>
        <draw:frame draw:style-name="gr34" draw:text-style-name="P41" draw:layer="layout" svg:width="7.728cm" svg:height="4.595cm" svg:x="10cm" svg:y="11.358cm">
          <draw:text-box>
            <text:p text:style-name="P35"><text:span text:style-name="T14">Focused on goals and vision rather than minor issues</text:span></text:p>
          </draw:text-box>
        </draw:frame>
        <draw:frame draw:style-name="gr34" draw:text-style-name="P41" draw:layer="layout" svg:width="7.828cm" svg:height="4.595cm" svg:x="19cm" svg:y="11.359cm">
          <draw:text-box>
            <text:p text:style-name="P35"><text:span text:style-name="T14">The Ai driven distribution</text:span></text:p>
          </draw:text-box>
        </draw:frame>
        <draw:custom-shape draw:style-name="gr35"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42" draw:layer="layout" svg:width="14.224cm" svg:height="4.595cm" svg:x="1.27cm" svg:y="4.297cm">
          <draw:text-box>
            <text:p text:style-name="P3"><text:span text:style-name="T14">We QB Networks &amp; Masscollabs Services are leading to Software, Hardware and Science for the Internet Cyberspace with our own consciousness. We have our own roadmap and which is why we say we are a Free Software project. This is an open way to software and open infrastructures</text:span></text:p>
          </draw:text-box>
        </draw:frame>
        <draw:frame draw:style-name="gr39" draw:text-style-name="P43" draw:layer="layout" svg:width="14.224cm" svg:height="3.147cm" svg:x="1.016cm" svg:y="10.197cm">
          <draw:text-box>
            <text:p text:style-name="P29"><text:span text:style-name="T14">PSD UNIX is the Next Generation UNIX for the new age</text:span></text:p>
          </draw:text-box>
        </draw:frame>
        <draw:frame draw:style-name="gr40" draw:text-style-name="P24" draw:layer="layout" svg:width="9.906cm" svg:height="3.428cm" svg:x="0.762cm" svg:y="1.016cm">
          <draw:text-box>
            <text:p><text:span text:style-name="T20"><text:a xlink:href="https://qbnetworks.xyz/" xlink:type="simple">QB Networks</text:a></text:span><text:span text:style-name="T20"><text:s/>&amp; </text:span><text:span text:style-name="T20"><text:a xlink:href="https://masscollabs.xyz/" xlink:type="simple">Masscollabs Services</text:a></text:span><text:span text:style-name="T20"><text:s/>&amp;</text:span></text:p>
            <text:p><text:span text:style-name="T20"><text:a xlink:href="https://procyberian.xyz/" xlink:type="simple">PSD UNIX</text:a></text:span></text:p>
          </draw:text-box>
        </draw:frame>
        <draw:frame draw:style-name="gr41" draw:text-style-name="P45" draw:layer="layout" svg:width="6.082cm" svg:height="0.674cm" svg:x="14.746cm" svg:y="14.342cm">
          <draw:text-box>
            <text:p text:style-name="P44"><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42" draw:text-style-name="P46"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43" draw:text-style-name="P48" draw:layer="layout" svg:width="17.78cm" svg:height="3.132cm" svg:x="3.81cm" svg:y="6.942cm">
          <draw:text-box>
            <text:list text:style-name="L3">
              <text:list-item>
                <text:p text:style-name="P47">CC BY-SA 4.0 or later</text:p>
              </text:list-item>
              <text:list-item>
                <text:p text:style-name="P47">By Mert Gör : <text:a xlink:href="mailto:mertgor@qbnetworks.xyz" xlink:type="simple">mertgor@qbnetworks.xyz</text:a></text:p>
              </text:list-item>
              <text:list-item>
                <text:p text:style-name="P47">GPG Key ID: 0xD200B456637BC4F3<text:tab/></text:p>
              </text:list-item>
            </text:list>
          </draw:text-box>
        </draw:frame>
        <draw:frame draw:style-name="gr40" draw:text-style-name="P24" draw:layer="layout" svg:width="9.906cm" svg:height="3.428cm" svg:x="4.445cm" svg:y="1.652cm">
          <draw:text-box>
            <text:p><text:span text:style-name="T20"><text:a xlink:href="https://qbnetworks.xyz/" xlink:type="simple">QB Networks</text:a></text:span><text:span text:style-name="T20"><text:s/>&amp; </text:span><text:span text:style-name="T20"><text:a xlink:href="https://masscollabs.xyz/" xlink:type="simple">Masscollabs Services</text:a></text:span><text:span text:style-name="T20"><text:s/>&amp;</text:span></text:p>
            <text:p><text:span text:style-name="T20"><text:a xlink:href="https://procyberian.xyz/" xlink:type="simple">PSD UNIX</text:a></text:span></text:p>
          </draw:text-box>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0" draw:text-style-name="P49"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0" draw:text-style-name="P24" draw:layer="layout" svg:width="9.906cm" svg:height="3.428cm" svg:x="4.445cm" svg:y="1.652cm">
          <draw:text-box>
            <text:p><text:span text:style-name="T20"><text:a xlink:href="https://qbnetworks.xyz/" xlink:type="simple">QB Networks</text:a></text:span><text:span text:style-name="T20"><text:s/>&amp; </text:span><text:span text:style-name="T20"><text:a xlink:href="https://masscollabs.xyz/" xlink:type="simple">Masscollabs Services</text:a></text:span><text:span text:style-name="T20"><text:s/>&amp;</text:span></text:p>
            <text:p><text:span text:style-name="T20"><text:a xlink:href="https://procyberian.xyz/" xlink:type="simple">PSD UNIX</text:a></text:span></text:p>
          </draw:text-box>
        </draw:frame>
        <draw:frame draw:style-name="gr44" draw:text-style-name="P50" draw:layer="layout" svg:width="17.78cm" svg:height="2.047cm" svg:x="4.445cm" svg:y="6.35cm">
          <draw:text-box>
            <text:list text:style-name="L3">
              <text:list-item>
                <text:p text:style-name="P47">Telegram Group : <text:a xlink:href="https://t.me/masscollabs" xlink:type="simple">https://t.me/masscollabs</text:a></text:p>
              </text:list-item>
              <text:list-item>
                <text:p text:style-name="P47">libera.chat IRC Channel : #masscollabs</text:p>
              </text:list-item>
            </text:list>
          </draw:text-box>
        </draw:frame>
        <presentation:notes draw:style-name="dp2">
          <office:forms form:automatic-focus="false" form:apply-design-mode="false"/>
          <draw:page-thumbnail draw:style-name="gr5" draw:layer="layout" svg:width="0.001cm" svg:height="0.001cm" svg:x="0cm" svg:y="2.257cm" draw:page-number="11" presentation:class="page"/>
          <draw:frame presentation:style-name="pr10" draw:text-style-name="P4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4-10-28T02:16:38.012300749</meta:creation-date>
    <meta:editing-duration>PT36M43S</meta:editing-duration>
    <meta:editing-cycles>53</meta:editing-cycles>
    <dc:date>2024-10-28T02:53:49.482514282</dc:date>
    <meta:document-statistic meta:object-count="341"/>
  </office:meta>
</office:document-meta>
</file>